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39,973,839,064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36,098,550,141.6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33,814,337,900.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32,210,232,911.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36,386,546,917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33,728,622,819.1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30,155,064,574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30,630,912,184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27,507,499,709.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27,932,971,683.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27,715,144,580.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23,928,251,333.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20,910,513,974.6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9,509,850,837.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8,826,215,278.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5,970,315,751.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2,417,251,815.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0,953,485,244.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0,566,578,952.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1,565,827,385.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1,298,144,511.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0,789,457,915.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1,093,539,497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05T12:50:30.721947179</dc:date>
    <meta:editing-duration>PT56M36S</meta:editing-duration>
    <meta:editing-cycles>31</meta:editing-cycles>
    <meta:generator>LibreOffice/7.2.6.2$Linux_X86_64 LibreOffice_project/20$Build-2</meta:generator>
    <meta:document-statistic meta:table-count="1" meta:cell-count="48" meta:object-count="0"/>
  </office:meta>
</office:document-meta>
</file>